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38c" officeooo:paragraph-rsid="000d838c"/>
    </style:style>
    <style:style style:name="P2" style:family="paragraph" style:parent-style-name="Standard">
      <style:text-properties officeooo:rsid="000fe766" officeooo:paragraph-rsid="000d838c"/>
    </style:style>
    <style:style style:name="P3" style:family="paragraph" style:parent-style-name="Standard">
      <style:text-properties officeooo:rsid="000fe766" officeooo:paragraph-rsid="000fe766"/>
    </style:style>
    <style:style style:name="P4" style:family="paragraph" style:parent-style-name="Standard">
      <style:text-properties officeooo:rsid="001288e6" officeooo:paragraph-rsid="001288e6"/>
    </style:style>
    <style:style style:name="P5" style:family="paragraph" style:parent-style-name="Standard">
      <style:text-properties officeooo:rsid="00187a26" officeooo:paragraph-rsid="00187a26"/>
    </style:style>
    <style:style style:name="P6" style:family="paragraph" style:parent-style-name="Standard">
      <style:text-properties officeooo:rsid="00201ae7" officeooo:paragraph-rsid="00201ae7"/>
    </style:style>
    <style:style style:name="P7" style:family="paragraph" style:parent-style-name="Standard">
      <style:text-properties officeooo:rsid="00201ae7" officeooo:paragraph-rsid="00255fe0"/>
    </style:style>
    <style:style style:name="P8" style:family="paragraph" style:parent-style-name="Standard">
      <style:text-properties fo:font-size="15pt" officeooo:rsid="00201ae7" officeooo:paragraph-rsid="00201ae7" style:font-size-asian="15pt" style:font-size-complex="15pt"/>
    </style:style>
    <style:style style:name="P9" style:family="paragraph" style:parent-style-name="Standard">
      <style:text-properties fo:font-size="15pt" officeooo:rsid="00201ae7" officeooo:paragraph-rsid="0031080b" style:font-size-asian="15pt" style:font-size-complex="15pt"/>
    </style:style>
    <style:style style:name="P10" style:family="paragraph" style:parent-style-name="Standard">
      <style:text-properties fo:font-size="15pt" officeooo:rsid="004f1536" officeooo:paragraph-rsid="004f1536" style:font-size-asian="15pt" style:font-size-complex="15pt"/>
    </style:style>
    <style:style style:name="P11" style:family="paragraph" style:parent-style-name="Standard">
      <style:text-properties officeooo:rsid="0021fcb2" officeooo:paragraph-rsid="0021fcb2"/>
    </style:style>
    <style:style style:name="P12" style:family="paragraph" style:parent-style-name="Standard">
      <style:text-properties officeooo:rsid="0023e6f8" officeooo:paragraph-rsid="0023e6f8"/>
    </style:style>
    <style:style style:name="P13" style:family="paragraph" style:parent-style-name="Standard">
      <style:text-properties officeooo:rsid="00287ce4" officeooo:paragraph-rsid="00287ce4"/>
    </style:style>
    <style:style style:name="P14" style:family="paragraph" style:parent-style-name="Standard">
      <style:text-properties officeooo:rsid="00299b15" officeooo:paragraph-rsid="00299b15"/>
    </style:style>
    <style:style style:name="P15" style:family="paragraph" style:parent-style-name="Standard">
      <style:text-properties officeooo:rsid="00299b15" officeooo:paragraph-rsid="002e32e0"/>
    </style:style>
    <style:style style:name="P16" style:family="paragraph" style:parent-style-name="Standard">
      <style:text-properties officeooo:rsid="0031080b" officeooo:paragraph-rsid="0031080b"/>
    </style:style>
    <style:style style:name="P17" style:family="paragraph" style:parent-style-name="Standard">
      <style:text-properties officeooo:rsid="0033ea96" officeooo:paragraph-rsid="0033ea96"/>
    </style:style>
    <style:style style:name="P18" style:family="paragraph" style:parent-style-name="Standard">
      <style:text-properties fo:font-size="16pt" officeooo:rsid="002f50ee" officeooo:paragraph-rsid="002f50ee" style:font-size-asian="16pt" style:font-size-complex="16pt"/>
    </style:style>
    <style:style style:name="P19" style:family="paragraph" style:parent-style-name="Standard">
      <style:text-properties officeooo:rsid="003e0740" officeooo:paragraph-rsid="003e0740"/>
    </style:style>
    <style:style style:name="P20" style:family="paragraph" style:parent-style-name="Standard">
      <style:text-properties officeooo:rsid="003f57dc" officeooo:paragraph-rsid="003f57dc"/>
    </style:style>
    <style:style style:name="P21" style:family="paragraph" style:parent-style-name="Standard">
      <style:text-properties officeooo:rsid="00407786" officeooo:paragraph-rsid="00407786"/>
    </style:style>
    <style:style style:name="P22" style:family="paragraph" style:parent-style-name="Standard">
      <style:text-properties officeooo:rsid="00448317" officeooo:paragraph-rsid="00448317"/>
    </style:style>
    <style:style style:name="P23" style:family="paragraph" style:parent-style-name="Standard">
      <style:text-properties officeooo:rsid="00476e80" officeooo:paragraph-rsid="00476e80"/>
    </style:style>
    <style:style style:name="P24" style:family="paragraph" style:parent-style-name="Standard">
      <style:text-properties officeooo:rsid="00493d88" officeooo:paragraph-rsid="00493d88"/>
    </style:style>
    <style:style style:name="P25" style:family="paragraph" style:parent-style-name="Standard">
      <style:text-properties officeooo:rsid="004f1536" officeooo:paragraph-rsid="004f1536"/>
    </style:style>
    <style:style style:name="P26" style:family="paragraph" style:parent-style-name="Standard">
      <style:text-properties officeooo:rsid="004f1536" officeooo:paragraph-rsid="005a12de"/>
    </style:style>
    <style:style style:name="P27" style:family="paragraph" style:parent-style-name="Standard">
      <style:text-properties officeooo:rsid="0051b215" officeooo:paragraph-rsid="0051b215"/>
    </style:style>
    <style:style style:name="P28" style:family="paragraph" style:parent-style-name="Standard">
      <style:text-properties officeooo:rsid="005402a6" officeooo:paragraph-rsid="005402a6"/>
    </style:style>
    <style:style style:name="P29" style:family="paragraph" style:parent-style-name="Standard">
      <style:text-properties officeooo:rsid="0059dbf7" officeooo:paragraph-rsid="0059dbf7"/>
    </style:style>
    <style:style style:name="P30" style:family="paragraph" style:parent-style-name="Standard">
      <style:text-properties officeooo:rsid="005d7881" officeooo:paragraph-rsid="005d7881"/>
    </style:style>
    <style:style style:name="P31" style:family="paragraph" style:parent-style-name="Standard">
      <style:text-properties officeooo:rsid="00605219" officeooo:paragraph-rsid="00605219"/>
    </style:style>
    <style:style style:name="P32" style:family="paragraph" style:parent-style-name="Standard">
      <style:text-properties officeooo:rsid="0066f9cd" officeooo:paragraph-rsid="0066f9cd"/>
    </style:style>
    <style:style style:name="P33" style:family="paragraph" style:parent-style-name="Standard">
      <style:text-properties officeooo:rsid="00684891" officeooo:paragraph-rsid="00684891"/>
    </style:style>
    <style:style style:name="P34" style:family="paragraph" style:parent-style-name="Standard">
      <style:text-properties officeooo:rsid="0069b8b7" officeooo:paragraph-rsid="0069b8b7"/>
    </style:style>
    <style:style style:name="P35" style:family="paragraph" style:parent-style-name="Standard">
      <style:text-properties fo:color="#cc0000" officeooo:rsid="00605219" officeooo:paragraph-rsid="00605219"/>
    </style:style>
    <style:style style:name="P36" style:family="paragraph" style:parent-style-name="Standard">
      <style:text-properties officeooo:rsid="00707930" officeooo:paragraph-rsid="00707930"/>
    </style:style>
    <style:style style:name="P37" style:family="paragraph" style:parent-style-name="Standard">
      <style:text-properties officeooo:rsid="0071cd29" officeooo:paragraph-rsid="0071cd29"/>
    </style:style>
    <style:style style:name="P38" style:family="paragraph" style:parent-style-name="Standard">
      <style:text-properties fo:font-weight="bold" officeooo:rsid="0071cd29" officeooo:paragraph-rsid="0071cd29" style:font-weight-asian="bold" style:font-weight-complex="bold"/>
    </style:style>
    <style:style style:name="P39" style:family="paragraph" style:parent-style-name="Standard">
      <style:text-properties fo:font-weight="bold" officeooo:rsid="008083a8" officeooo:paragraph-rsid="008083a8" style:font-weight-asian="bold" style:font-weight-complex="bold"/>
    </style:style>
    <style:style style:name="P40" style:family="paragraph" style:parent-style-name="Standard">
      <style:text-properties fo:font-weight="bold" officeooo:rsid="00911e08" officeooo:paragraph-rsid="00911e08" style:font-weight-asian="bold" style:font-weight-complex="bold"/>
    </style:style>
    <style:style style:name="P41" style:family="paragraph" style:parent-style-name="Standard">
      <style:text-properties fo:font-weight="bold" officeooo:rsid="00945142" officeooo:paragraph-rsid="00945142" style:font-weight-asian="bold" style:font-weight-complex="bold"/>
    </style:style>
    <style:style style:name="P42" style:family="paragraph" style:parent-style-name="Standard">
      <style:text-properties fo:font-weight="bold" officeooo:rsid="00a0d626" officeooo:paragraph-rsid="00a0d626" style:font-weight-asian="bold" style:font-weight-complex="bold"/>
    </style:style>
    <style:style style:name="P43" style:family="paragraph" style:parent-style-name="Standard">
      <style:text-properties fo:font-weight="bold" officeooo:rsid="00ac940d" officeooo:paragraph-rsid="00ac940d" style:font-weight-asian="bold" style:font-weight-complex="bold"/>
    </style:style>
    <style:style style:name="P44" style:family="paragraph" style:parent-style-name="Standard">
      <style:text-properties fo:font-weight="bold" officeooo:rsid="00e44851" officeooo:paragraph-rsid="00e44851" style:font-weight-asian="bold" style:font-weight-complex="bold"/>
    </style:style>
    <style:style style:name="P45" style:family="paragraph" style:parent-style-name="Standard">
      <style:text-properties fo:font-weight="bold" officeooo:rsid="00ea93ed" officeooo:paragraph-rsid="00ea93ed" style:font-weight-asian="bold" style:font-weight-complex="bold"/>
    </style:style>
    <style:style style:name="P46" style:family="paragraph" style:parent-style-name="Standard">
      <style:text-properties fo:font-weight="bold" officeooo:rsid="00ec836d" officeooo:paragraph-rsid="00ec836d" style:font-weight-asian="bold" style:font-weight-complex="bold"/>
    </style:style>
    <style:style style:name="P47" style:family="paragraph" style:parent-style-name="Standard">
      <style:text-properties officeooo:rsid="00564fcc" officeooo:paragraph-rsid="00564fcc"/>
    </style:style>
    <style:style style:name="P48" style:family="paragraph" style:parent-style-name="Standard">
      <style:text-properties officeooo:rsid="0073d0bf" officeooo:paragraph-rsid="0073d0bf"/>
    </style:style>
    <style:style style:name="P49" style:family="paragraph" style:parent-style-name="Standard">
      <style:text-properties officeooo:rsid="0073d0bf" officeooo:paragraph-rsid="00749b78"/>
    </style:style>
    <style:style style:name="P50" style:family="paragraph" style:parent-style-name="Standard">
      <style:text-properties officeooo:rsid="0076fdb8" officeooo:paragraph-rsid="0076fdb8"/>
    </style:style>
    <style:style style:name="P51" style:family="paragraph" style:parent-style-name="Standard">
      <style:text-properties fo:font-size="14pt" fo:font-weight="bold" officeooo:rsid="003e0740" officeooo:paragraph-rsid="003e0740" style:font-size-asian="14pt" style:font-weight-asian="bold" style:font-size-complex="14pt" style:font-weight-complex="bold"/>
    </style:style>
    <style:style style:name="P52" style:family="paragraph" style:parent-style-name="Standard">
      <style:text-properties officeooo:rsid="008083a8" officeooo:paragraph-rsid="008083a8"/>
    </style:style>
    <style:style style:name="P53" style:family="paragraph" style:parent-style-name="Standard">
      <style:text-properties officeooo:rsid="008083a8" officeooo:paragraph-rsid="0099bbf3"/>
    </style:style>
    <style:style style:name="P54" style:family="paragraph" style:parent-style-name="Standard">
      <style:text-properties officeooo:rsid="008083a8" officeooo:paragraph-rsid="009f7c1b"/>
    </style:style>
    <style:style style:name="P55" style:family="paragraph" style:parent-style-name="Standard">
      <style:text-properties officeooo:rsid="008083a8" officeooo:paragraph-rsid="00a19160"/>
    </style:style>
    <style:style style:name="P56" style:family="paragraph" style:parent-style-name="Standard">
      <style:text-properties officeooo:rsid="00823f16" officeooo:paragraph-rsid="00823f16"/>
    </style:style>
    <style:style style:name="P57" style:family="paragraph" style:parent-style-name="Standard">
      <style:text-properties officeooo:rsid="00833c84" officeooo:paragraph-rsid="00833c84"/>
    </style:style>
    <style:style style:name="P58" style:family="paragraph" style:parent-style-name="Standard">
      <style:text-properties officeooo:rsid="00853f51" officeooo:paragraph-rsid="00853f51"/>
    </style:style>
    <style:style style:name="P59" style:family="paragraph" style:parent-style-name="Standard">
      <style:text-properties officeooo:rsid="00897fed" officeooo:paragraph-rsid="00897fed"/>
    </style:style>
    <style:style style:name="P60" style:family="paragraph" style:parent-style-name="Standard">
      <style:text-properties officeooo:rsid="008bf6b0" officeooo:paragraph-rsid="008bf6b0"/>
    </style:style>
    <style:style style:name="P61" style:family="paragraph" style:parent-style-name="Standard">
      <style:text-properties officeooo:rsid="00911e08" officeooo:paragraph-rsid="00911e08"/>
    </style:style>
    <style:style style:name="P62" style:family="paragraph" style:parent-style-name="Standard">
      <style:text-properties officeooo:rsid="00621390" officeooo:paragraph-rsid="00621390"/>
    </style:style>
    <style:style style:name="P63" style:family="paragraph" style:parent-style-name="Standard">
      <style:text-properties officeooo:rsid="0091a6cc" officeooo:paragraph-rsid="0091a6cc"/>
    </style:style>
    <style:style style:name="P64" style:family="paragraph" style:parent-style-name="Standard">
      <style:text-properties officeooo:rsid="00932010" officeooo:paragraph-rsid="00932010"/>
    </style:style>
    <style:style style:name="P65" style:family="paragraph" style:parent-style-name="Standard">
      <style:text-properties officeooo:rsid="00945142" officeooo:paragraph-rsid="00945142"/>
    </style:style>
    <style:style style:name="P66" style:family="paragraph" style:parent-style-name="Standard">
      <style:text-properties officeooo:rsid="0099bbf3" officeooo:paragraph-rsid="009f7c1b"/>
    </style:style>
    <style:style style:name="P67" style:family="paragraph" style:parent-style-name="Standard">
      <style:text-properties officeooo:rsid="00a0d626" officeooo:paragraph-rsid="00a0d626"/>
    </style:style>
    <style:style style:name="P68" style:family="paragraph" style:parent-style-name="Standard">
      <style:text-properties officeooo:rsid="00a7647d" officeooo:paragraph-rsid="00a7647d"/>
    </style:style>
    <style:style style:name="P69" style:family="paragraph" style:parent-style-name="Standard">
      <style:text-properties officeooo:rsid="00a7647d" officeooo:paragraph-rsid="00aa9b09"/>
    </style:style>
    <style:style style:name="P70" style:family="paragraph" style:parent-style-name="Standard">
      <style:text-properties officeooo:rsid="00ac940d" officeooo:paragraph-rsid="00ac940d"/>
    </style:style>
    <style:style style:name="P71" style:family="paragraph" style:parent-style-name="Standard">
      <style:text-properties officeooo:rsid="002f50ee" officeooo:paragraph-rsid="002f50ee"/>
    </style:style>
    <style:style style:name="P72" style:family="paragraph" style:parent-style-name="Standard">
      <style:text-properties officeooo:rsid="00ad4420" officeooo:paragraph-rsid="00ad4420"/>
    </style:style>
    <style:style style:name="P73" style:family="paragraph" style:parent-style-name="Standard">
      <style:text-properties officeooo:rsid="00af1ec8" officeooo:paragraph-rsid="00af1ec8"/>
    </style:style>
    <style:style style:name="P74" style:family="paragraph" style:parent-style-name="Standard">
      <style:text-properties officeooo:rsid="00b119ce" officeooo:paragraph-rsid="00b119ce"/>
    </style:style>
    <style:style style:name="P75" style:family="paragraph" style:parent-style-name="Standard">
      <style:text-properties officeooo:rsid="00b1f7d4" officeooo:paragraph-rsid="00b1f7d4"/>
    </style:style>
    <style:style style:name="P76" style:family="paragraph" style:parent-style-name="Standard">
      <style:text-properties officeooo:rsid="00b445e6" officeooo:paragraph-rsid="00b445e6"/>
    </style:style>
    <style:style style:name="P77" style:family="paragraph" style:parent-style-name="Standard">
      <style:text-properties officeooo:rsid="00bd2061" officeooo:paragraph-rsid="00bd2061"/>
    </style:style>
    <style:style style:name="P78" style:family="paragraph" style:parent-style-name="Standard">
      <style:text-properties officeooo:rsid="00bde087" officeooo:paragraph-rsid="00bde087"/>
    </style:style>
    <style:style style:name="P79" style:family="paragraph" style:parent-style-name="Standard">
      <style:text-properties officeooo:rsid="00be2008" officeooo:paragraph-rsid="00be2008"/>
    </style:style>
    <style:style style:name="P80" style:family="paragraph" style:parent-style-name="Standard">
      <style:text-properties officeooo:rsid="00c1fb5a" officeooo:paragraph-rsid="00c1fb5a"/>
    </style:style>
    <style:style style:name="P81" style:family="paragraph" style:parent-style-name="Standard">
      <style:text-properties officeooo:rsid="00c3d649" officeooo:paragraph-rsid="00c3d649"/>
    </style:style>
    <style:style style:name="P82" style:family="paragraph" style:parent-style-name="Standard">
      <style:text-properties officeooo:rsid="00c3ef63" officeooo:paragraph-rsid="00c3ef63"/>
    </style:style>
    <style:style style:name="P83" style:family="paragraph" style:parent-style-name="Standard">
      <style:text-properties officeooo:rsid="00c82105" officeooo:paragraph-rsid="00c82105"/>
    </style:style>
    <style:style style:name="P84" style:family="paragraph" style:parent-style-name="Standard">
      <style:text-properties officeooo:rsid="00c9d09a" officeooo:paragraph-rsid="00cca5ec"/>
    </style:style>
    <style:style style:name="P85" style:family="paragraph" style:parent-style-name="Standard">
      <style:text-properties officeooo:rsid="00c9d09a" officeooo:paragraph-rsid="00ccc6b9"/>
    </style:style>
    <style:style style:name="P86" style:family="paragraph" style:parent-style-name="Standard">
      <style:text-properties officeooo:rsid="00cd57da" officeooo:paragraph-rsid="00fce1c6"/>
    </style:style>
    <style:style style:name="P87" style:family="paragraph" style:parent-style-name="Standard">
      <style:text-properties officeooo:rsid="00cf8d0c" officeooo:paragraph-rsid="00cf8d0c"/>
    </style:style>
    <style:style style:name="P88" style:family="paragraph" style:parent-style-name="Standard">
      <style:text-properties officeooo:rsid="00d2a9fd" officeooo:paragraph-rsid="00d2a9fd"/>
    </style:style>
    <style:style style:name="P89" style:family="paragraph" style:parent-style-name="Standard">
      <style:text-properties officeooo:rsid="00d4880e" officeooo:paragraph-rsid="00d4880e"/>
    </style:style>
    <style:style style:name="P90" style:family="paragraph" style:parent-style-name="Standard">
      <style:text-properties officeooo:rsid="00d7b706" officeooo:paragraph-rsid="00d7b706"/>
    </style:style>
    <style:style style:name="P91" style:family="paragraph" style:parent-style-name="Standard">
      <style:text-properties officeooo:rsid="00ddd8ba" officeooo:paragraph-rsid="00ddd8ba"/>
    </style:style>
    <style:style style:name="P92" style:family="paragraph" style:parent-style-name="Standard">
      <style:text-properties officeooo:rsid="00e06a6b" officeooo:paragraph-rsid="00e06a6b"/>
    </style:style>
    <style:style style:name="P93" style:family="paragraph" style:parent-style-name="Standard">
      <style:text-properties officeooo:rsid="00ec836d" officeooo:paragraph-rsid="00ec836d"/>
    </style:style>
    <style:style style:name="P94" style:family="paragraph" style:parent-style-name="Standard">
      <style:text-properties officeooo:rsid="00f1df8c" officeooo:paragraph-rsid="00f1df8c"/>
    </style:style>
    <style:style style:name="P95" style:family="paragraph" style:parent-style-name="Standard">
      <style:text-properties officeooo:rsid="00f98f60" officeooo:paragraph-rsid="00f98f60"/>
    </style:style>
    <style:style style:name="P96" style:family="paragraph" style:parent-style-name="Standard">
      <style:text-properties officeooo:rsid="00fce1c6" officeooo:paragraph-rsid="00fce1c6"/>
    </style:style>
    <style:style style:name="P97" style:family="paragraph" style:parent-style-name="Standard">
      <style:text-properties officeooo:rsid="0100e2eb" officeooo:paragraph-rsid="01012535"/>
    </style:style>
    <style:style style:name="P98" style:family="paragraph" style:parent-style-name="Text_20_body">
      <style:text-properties officeooo:rsid="0086183c" officeooo:paragraph-rsid="0086183c"/>
    </style:style>
    <style:style style:name="P99" style:family="paragraph" style:parent-style-name="Text_20_body">
      <style:text-properties officeooo:rsid="00a4f640" officeooo:paragraph-rsid="00a4f640"/>
    </style:style>
    <style:style style:name="P100" style:family="paragraph" style:parent-style-name="Standard" style:list-style-name="L1">
      <style:text-properties officeooo:rsid="007b9615" officeooo:paragraph-rsid="007b9615"/>
    </style:style>
    <style:style style:name="P101" style:family="paragraph" style:parent-style-name="Standard" style:list-style-name="L2">
      <style:text-properties officeooo:rsid="0069b8b7" officeooo:paragraph-rsid="0069b8b7"/>
    </style:style>
    <style:style style:name="P102" style:family="paragraph" style:parent-style-name="Standard" style:list-style-name="L3">
      <style:text-properties officeooo:rsid="00945142" officeooo:paragraph-rsid="00945142"/>
    </style:style>
    <style:style style:name="P103" style:family="paragraph" style:parent-style-name="Standard" style:list-style-name="L3">
      <style:text-properties officeooo:rsid="00b819e7" officeooo:paragraph-rsid="00b819e7"/>
    </style:style>
    <style:style style:name="P104" style:family="paragraph" style:parent-style-name="Standard" style:list-style-name="L3">
      <style:text-properties officeooo:rsid="00ba0981" officeooo:paragraph-rsid="00ba0981"/>
    </style:style>
    <style:style style:name="P105" style:family="paragraph" style:parent-style-name="Standard">
      <style:text-properties fo:font-weight="bold" officeooo:rsid="00c9d09a" officeooo:paragraph-rsid="00ccc6b9" style:font-weight-asian="bold" style:font-weight-complex="bold"/>
    </style:style>
    <style:style style:name="P106" style:family="paragraph" style:parent-style-name="Standard">
      <style:text-properties fo:font-weight="bold" officeooo:rsid="00ccc6b9" officeooo:paragraph-rsid="00ccc6b9" style:font-weight-asian="bold" style:font-weight-complex="bold"/>
    </style:style>
    <style:style style:name="P107" style:family="paragraph" style:parent-style-name="Standard">
      <style:text-properties fo:font-weight="bold" officeooo:rsid="010589d2" officeooo:paragraph-rsid="010589d2" style:font-weight-asian="bold" style:font-weight-complex="bold"/>
    </style:style>
    <style:style style:name="P108" style:family="paragraph" style:parent-style-name="Standard" style:list-style-name="L4">
      <style:text-properties officeooo:rsid="00fce1c6" officeooo:paragraph-rsid="00fce1c6"/>
    </style:style>
    <style:style style:name="P109" style:family="paragraph" style:parent-style-name="Standard">
      <style:text-properties officeooo:rsid="00f1df8c" officeooo:paragraph-rsid="00f1df8c"/>
    </style:style>
    <style:style style:name="P110" style:family="paragraph" style:parent-style-name="Standard">
      <style:text-properties officeooo:rsid="010589d2" officeooo:paragraph-rsid="010589d2"/>
    </style:style>
    <style:style style:name="P111" style:family="paragraph" style:parent-style-name="Standard">
      <style:text-properties officeooo:rsid="01067790" officeooo:paragraph-rsid="01067790"/>
    </style:style>
    <style:style style:name="P112" style:family="paragraph" style:parent-style-name="Standard">
      <style:text-properties officeooo:rsid="010bfa4c" officeooo:paragraph-rsid="010bfa4c"/>
    </style:style>
    <style:style style:name="P113" style:family="paragraph" style:parent-style-name="Standard">
      <style:text-properties officeooo:rsid="010e91df" officeooo:paragraph-rsid="010e91df"/>
    </style:style>
    <style:style style:name="P114" style:family="paragraph" style:parent-style-name="Standard">
      <style:text-properties officeooo:rsid="010f236e" officeooo:paragraph-rsid="010f236e"/>
    </style:style>
    <style:style style:name="P115" style:family="paragraph" style:parent-style-name="Standard">
      <style:text-properties officeooo:rsid="010f236e" officeooo:paragraph-rsid="0110d54f"/>
    </style:style>
    <style:style style:name="P116" style:family="paragraph" style:parent-style-name="Standard">
      <style:text-properties officeooo:rsid="010f236e" officeooo:paragraph-rsid="0111eb50"/>
    </style:style>
    <style:style style:name="P117" style:family="paragraph" style:parent-style-name="Standard">
      <style:text-properties officeooo:rsid="010f236e" officeooo:paragraph-rsid="0113664b"/>
    </style:style>
    <style:style style:name="P118" style:family="paragraph" style:parent-style-name="Standard">
      <style:text-properties officeooo:rsid="0112ec88" officeooo:paragraph-rsid="0112ec88"/>
    </style:style>
    <style:style style:name="P119" style:family="paragraph" style:parent-style-name="Standard">
      <style:text-properties officeooo:rsid="0116f26d" officeooo:paragraph-rsid="0116f26d"/>
    </style:style>
    <style:style style:name="P120" style:family="paragraph" style:parent-style-name="Standard">
      <style:text-properties officeooo:rsid="01183cf5" officeooo:paragraph-rsid="01183cf5"/>
    </style:style>
    <style:style style:name="P121" style:family="paragraph" style:parent-style-name="Standard">
      <style:text-properties officeooo:rsid="01183cf5" officeooo:paragraph-rsid="011fc297"/>
    </style:style>
    <style:style style:name="P122" style:family="paragraph" style:parent-style-name="Standard">
      <style:text-properties officeooo:rsid="0119e1d2" officeooo:paragraph-rsid="0119e1d2"/>
    </style:style>
    <style:style style:name="P123" style:family="paragraph" style:parent-style-name="Standard">
      <style:text-properties officeooo:rsid="011e27c2" officeooo:paragraph-rsid="011fc297"/>
    </style:style>
    <style:style style:name="P124" style:family="paragraph" style:parent-style-name="Standard">
      <style:text-properties officeooo:rsid="01218456" officeooo:paragraph-rsid="01218456"/>
    </style:style>
    <style:style style:name="P125" style:family="paragraph" style:parent-style-name="Standard">
      <style:text-properties officeooo:rsid="01218456" officeooo:paragraph-rsid="012464e6"/>
    </style:style>
    <style:style style:name="P126" style:family="paragraph" style:parent-style-name="Standard">
      <style:text-properties officeooo:rsid="012464e6" officeooo:paragraph-rsid="012464e6"/>
    </style:style>
    <style:style style:name="P127" style:family="paragraph" style:parent-style-name="Standard">
      <style:text-properties officeooo:rsid="01252e06" officeooo:paragraph-rsid="01252e06"/>
    </style:style>
    <style:style style:name="P128" style:family="paragraph" style:parent-style-name="Standard">
      <style:text-properties officeooo:rsid="01292dd5" officeooo:paragraph-rsid="01292dd5"/>
    </style:style>
    <style:style style:name="P129" style:family="paragraph" style:parent-style-name="Standard">
      <style:text-properties officeooo:rsid="012f0352" officeooo:paragraph-rsid="012f0352"/>
    </style:style>
    <style:style style:name="P130" style:family="paragraph" style:parent-style-name="Standard">
      <style:text-properties officeooo:rsid="0130ba57" officeooo:paragraph-rsid="0130ba57"/>
    </style:style>
    <style:style style:name="P131" style:family="paragraph" style:parent-style-name="Standard">
      <style:text-properties officeooo:rsid="0131318a" officeooo:paragraph-rsid="0131318a"/>
    </style:style>
    <style:style style:name="P132" style:family="paragraph" style:parent-style-name="Standard">
      <style:text-properties officeooo:rsid="01320858" officeooo:paragraph-rsid="01320858"/>
    </style:style>
    <style:style style:name="P133" style:family="paragraph" style:parent-style-name="Standard">
      <style:text-properties officeooo:rsid="01343f41" officeooo:paragraph-rsid="01343f41"/>
    </style:style>
    <style:style style:name="P134" style:family="paragraph" style:parent-style-name="Standard">
      <style:text-properties officeooo:rsid="013569f5" officeooo:paragraph-rsid="013569f5"/>
    </style:style>
    <style:style style:name="P135" style:family="paragraph" style:parent-style-name="Standard">
      <style:text-properties officeooo:rsid="0136333d" officeooo:paragraph-rsid="0136333d"/>
    </style:style>
    <style:style style:name="P136" style:family="paragraph" style:parent-style-name="Standard">
      <style:text-properties officeooo:rsid="0139efd1" officeooo:paragraph-rsid="0139efd1"/>
    </style:style>
    <style:style style:name="P137" style:family="paragraph" style:parent-style-name="Standard">
      <style:text-properties officeooo:rsid="013b024e" officeooo:paragraph-rsid="013b024e"/>
    </style:style>
    <style:style style:name="P138" style:family="paragraph" style:parent-style-name="Standard">
      <style:text-properties officeooo:rsid="013f2931" officeooo:paragraph-rsid="013f2931"/>
    </style:style>
    <style:style style:name="P139" style:family="paragraph" style:parent-style-name="Standard">
      <style:text-properties officeooo:rsid="013fdc0d" officeooo:paragraph-rsid="013fdc0d"/>
    </style:style>
    <style:style style:name="P140" style:family="paragraph" style:parent-style-name="Standard">
      <style:text-properties fo:font-size="15pt" officeooo:rsid="010589d2" officeooo:paragraph-rsid="010589d2" style:font-size-asian="15pt" style:font-size-complex="15pt"/>
    </style:style>
    <style:style style:name="P141" style:family="paragraph" style:parent-style-name="Standard">
      <style:text-properties officeooo:rsid="01494fce" officeooo:paragraph-rsid="01494fce"/>
    </style:style>
    <style:style style:name="P142" style:family="paragraph" style:parent-style-name="Standard">
      <style:text-properties officeooo:rsid="0149a3b0" officeooo:paragraph-rsid="0149a3b0"/>
    </style:style>
    <style:style style:name="P143" style:family="paragraph" style:parent-style-name="Standard">
      <style:text-properties officeooo:rsid="014b1d7c" officeooo:paragraph-rsid="014b1d7c"/>
    </style:style>
    <style:style style:name="P144" style:family="paragraph" style:parent-style-name="Standard">
      <style:text-properties officeooo:rsid="01511a0e" officeooo:paragraph-rsid="01511a0e"/>
    </style:style>
    <style:style style:name="P145" style:family="paragraph" style:parent-style-name="Text_20_body">
      <style:text-properties fo:font-weight="bold" officeooo:rsid="0086183c" officeooo:paragraph-rsid="0086183c" style:font-weight-asian="bold" style:font-weight-complex="bold"/>
    </style:style>
    <style:style style:name="P146" style:family="paragraph" style:parent-style-name="Heading_20_1" style:list-style-name="L1">
      <style:text-properties fo:font-size="13pt" officeooo:rsid="007b9615" officeooo:paragraph-rsid="007b9615" style:font-size-asian="13pt" style:font-size-complex="13pt"/>
    </style:style>
    <style:style style:name="T1" style:family="text">
      <style:text-properties officeooo:rsid="00255fe0"/>
    </style:style>
    <style:style style:name="T2" style:family="text">
      <style:text-properties officeooo:rsid="002a5625"/>
    </style:style>
    <style:style style:name="T3" style:family="text">
      <style:text-properties officeooo:rsid="002e32e0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cca5ec" style:font-weight-asian="bold" style:font-weight-complex="bold"/>
    </style:style>
    <style:style style:name="T7" style:family="text">
      <style:text-properties fo:color="#cc0000" fo:font-size="15pt" fo:font-weight="bold" style:font-size-asian="15pt" style:font-weight-asian="bold" style:font-size-complex="15pt" style:font-weight-complex="bold"/>
    </style:style>
    <style:style style:name="T8" style:family="text">
      <style:text-properties officeooo:rsid="00411554"/>
    </style:style>
    <style:style style:name="T9" style:family="text">
      <style:text-properties officeooo:rsid="004ebe5a"/>
    </style:style>
    <style:style style:name="T10" style:family="text">
      <style:text-properties officeooo:rsid="005157ea"/>
    </style:style>
    <style:style style:name="T11" style:family="text">
      <style:text-properties officeooo:rsid="00532196"/>
    </style:style>
    <style:style style:name="T12" style:family="text">
      <style:text-properties officeooo:rsid="00545312"/>
    </style:style>
    <style:style style:name="T13" style:family="text">
      <style:text-properties officeooo:rsid="005c0542"/>
    </style:style>
    <style:style style:name="T14" style:family="text">
      <style:text-properties officeooo:rsid="005ca397"/>
    </style:style>
    <style:style style:name="T15" style:family="text">
      <style:text-properties officeooo:rsid="0062fbcd"/>
    </style:style>
    <style:style style:name="T16" style:family="text">
      <style:text-properties officeooo:rsid="007a32e4"/>
    </style:style>
    <style:style style:name="T17" style:family="text">
      <style:text-properties officeooo:rsid="0086e4e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86183c" style:font-weight-asian="normal" style:font-weight-complex="normal"/>
    </style:style>
    <style:style style:name="T20" style:family="text">
      <style:text-properties officeooo:rsid="0099bbf3"/>
    </style:style>
    <style:style style:name="T21" style:family="text">
      <style:text-properties officeooo:rsid="00c3ef63"/>
    </style:style>
    <style:style style:name="T22" style:family="text">
      <style:text-properties officeooo:rsid="00c4d525"/>
    </style:style>
    <style:style style:name="T23" style:family="text">
      <style:text-properties officeooo:rsid="00c58fab"/>
    </style:style>
    <style:style style:name="T24" style:family="text">
      <style:text-properties officeooo:rsid="00cd57da"/>
    </style:style>
    <style:style style:name="T25" style:family="text">
      <style:text-properties officeooo:rsid="00d823aa"/>
    </style:style>
    <style:style style:name="T26" style:family="text">
      <style:text-properties officeooo:rsid="00de4b53"/>
    </style:style>
    <style:style style:name="T27" style:family="text">
      <style:text-properties officeooo:rsid="00e44851"/>
    </style:style>
    <style:style style:name="T28" style:family="text">
      <style:text-properties officeooo:rsid="00ee7e7a"/>
    </style:style>
    <style:style style:name="T29" style:family="text">
      <style:text-properties officeooo:rsid="00f31ebb"/>
    </style:style>
    <style:style style:name="T30" style:family="text">
      <style:text-properties officeooo:rsid="00feb4b1"/>
    </style:style>
    <style:style style:name="T31" style:family="text">
      <style:text-properties officeooo:rsid="01012535"/>
    </style:style>
    <style:style style:name="T32" style:family="text">
      <style:text-properties officeooo:rsid="0110d54f"/>
    </style:style>
    <style:style style:name="T33" style:family="text">
      <style:text-properties officeooo:rsid="0111eb50"/>
    </style:style>
    <style:style style:name="T34" style:family="text">
      <style:text-properties officeooo:rsid="01183d86"/>
    </style:style>
    <style:style style:name="T35" style:family="text">
      <style:text-properties officeooo:rsid="011ac1ce"/>
    </style:style>
    <style:style style:name="T36" style:family="text">
      <style:text-properties officeooo:rsid="011e27c2"/>
    </style:style>
    <style:style style:name="T37" style:family="text">
      <style:text-properties officeooo:rsid="0119e1d2"/>
    </style:style>
    <style:style style:name="T38" style:family="text">
      <style:text-properties officeooo:rsid="0127134a"/>
    </style:style>
    <style:style style:name="T39" style:family="text">
      <style:text-properties officeooo:rsid="012ad48e"/>
    </style:style>
    <style:style style:name="T40" style:family="text">
      <style:text-properties officeooo:rsid="01333ab3"/>
    </style:style>
    <style:style style:name="T41" style:family="text">
      <style:text-properties officeooo:rsid="0135d8b1"/>
    </style:style>
    <style:style style:name="T42" style:family="text">
      <style:text-properties officeooo:rsid="0136adfc"/>
    </style:style>
    <style:style style:name="T43" style:family="text">
      <style:text-properties officeooo:rsid="013c8dd0"/>
    </style:style>
    <style:style style:name="T44" style:family="text">
      <style:text-properties officeooo:rsid="013dbdbc"/>
    </style:style>
    <style:style style:name="T45" style:family="text">
      <style:text-properties officeooo:rsid="0141a102"/>
    </style:style>
    <style:style style:name="T46" style:family="text">
      <style:text-properties officeooo:rsid="0149a3b0"/>
    </style:style>
    <style:style style:name="T47" style:family="text">
      <style:text-properties officeooo:rsid="014d6565"/>
    </style:style>
    <style:style style:name="T48" style:family="text">
      <style:text-properties officeooo:rsid="014f49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 Data – For Analysing huge amount of data</text:p>
      <text:p text:style-name="P1">Hadoop – Open Source</text:p>
      <text:p text:style-name="P1"/>
      <text:p text:style-name="P95">Big Data Notes:</text:p>
      <text:p text:style-name="P95"><text:a xlink:type="simple" xlink:href="https://www.amazon.com/clouddrive/share/oCmO3ovzkRoTQ6iZCwcThWeSSqbiuSckabYr0qxYPQf?_encoding=UTF8&amp;%2AVersion%2A=1&amp;%2Aentries%2A=0&amp;mgh=1" text:style-name="Internet_20_link" text:visited-style-name="Visited_20_Internet_20_Link">https://www.amazon.com/clouddrive/share/oCmO3ovzkRoTQ6iZCwcThWeSSqbiuSckabYr0qxYPQf?_encoding=UTF8&amp;%2AVersion%2A=1&amp;%2Aentries%2A=0&amp;mgh=1</text:a></text:p>
      <text:p text:style-name="P5"><text:a xlink:type="simple" xlink:href="https://hub.docker.com/r/joegagliardo/bigdata/" text:style-name="Internet_20_link" text:visited-style-name="Visited_20_Internet_20_Link">https://hub.docker.com/r/joegagliardo/bigdata/</text:a></text:p>
      <text:p text:style-name="P5"><text:tab/></text:p>
      <text:p text:style-name="P2">ps – Shows Processess Running</text:p>
      <text:p text:style-name="P3">jps - Shows JavaProcessess Running</text:p>
      <text:p text:style-name="P3"/>
      <text:p text:style-name="P4">Split file in chunks of some size</text:p>
      <text:p text:style-name="P4"><text:tab/>hadoop fs -D dfs.blocksize=1048576 -put ~/roi_datasets/shakespeare.txt /</text:p>
      <text:p text:style-name="P4"><text:tab/></text:p>
      <text:p text:style-name="P4"/>
      <text:p text:style-name="P8">Docker Commands</text:p>
      <text:p text:style-name="P6">do<text:span text:style-name="T1">c</text:span>ker ps</text:p>
      <text:p text:style-name="P7">do<text:span text:style-name="T1">c</text:span>ker ps -<text:span text:style-name="T1">a (All processes)</text:span></text:p>
      <text:p text:style-name="P6">docker images</text:p>
      <text:p text:style-name="P13">docker rm imagename – <text:span text:style-name="T16">This removes the image from the system</text:span></text:p>
      <text:p text:style-name="P13"/>
      <text:p text:style-name="P13"/>
      <text:p text:style-name="P13"/>
      <text:p text:style-name="P14">docker-compose up – Looks for the docker images at current locations <text:span text:style-name="T2">and ???? find tis out</text:span></text:p>
      <text:p text:style-name="P15">docker-compose <text:span text:style-name="T3">down – Brings down the process mentioned in the config file</text:span></text:p>
      <text:p text:style-name="P18">docker-compose scale datanode=4 – scaling up the nodes to some count</text:p>
      <text:p text:style-name="P71"/>
      <text:p text:style-name="P73">In real life you would ssh to node machine which would be </text:p>
      <text:p text:style-name="P74"/>
      <text:p text:style-name="P75">These are the parsers.</text:p>
      <text:p text:style-name="P74">serde – Serializer and Deserializer <text:span text:style-name="T24">(Tells you how to read the row from file)</text:span></text:p>
      <text:p text:style-name="P74"/>
      <text:p text:style-name="P72">Node is inside cluster.</text:p>
      <text:p text:style-name="P72"/>
      <text:p text:style-name="P51">Problem and Solution</text:p>
      <text:p text:style-name="P19">Connection error</text:p>
      <text:p text:style-name="P19">Node name was not running</text:p>
      <text:p text:style-name="P19">format-namenode.sh was run which is inside the script.</text:p>
      <text:p text:style-name="P19"><text:s/></text:p>
      <text:list xml:id="list3430975919296294155" text:style-name="L1">
        <text:list-item>
          <text:p text:style-name="P100">If you cant start the docker image that mean u earlier removed the image using <text:span text:style-name="T5">docker rm imagename</text:span> command so you need to use following command to bring back the image to your system</text:p>
          <text:h text:style-name="P146" text:outline-level="1"><text:soft-page-break/>docker run --name bigdata-client --hostname bigdata -p 50070:50070 -p 8088:8088 -p 10020:10020 -p 9042:9042 -p 10000:10000 -p 10001:10001 -p 10002:10002 -v "$HOME:/home" -it joegagliardo/bigdata /etc/bootstrap.sh -bash</text:h>
        </text:list-item>
        <text:list-item>
          <text:p text:style-name="P100"/>
        </text:list-item>
        <text:list-item>
          <text:p text:style-name="P100"/>
        </text:list-item>
      </text:list>
      <text:p text:style-name="P19"/>
      <text:p text:style-name="P9">Hadoop Home page</text:p>
      <text:p text:style-name="P16"><text:a xlink:type="simple" xlink:href="http://localhost:50070/dfshealth.html#tab-overview" text:style-name="Internet_20_link" text:visited-style-name="Visited_20_Internet_20_Link">http://localhost:50070</text:a></text:p>
      <text:p text:style-name="P33">Resource Manager </text:p>
      <text:p text:style-name="P32">http://localhost:8088</text:p>
      <text:p text:style-name="P6"/>
      <text:p text:style-name="P50">docker start imagename</text:p>
      <text:p text:style-name="P12">docker attach bigdata</text:p>
      <text:p text:style-name="P6"><text:tab/></text:p>
      <text:p text:style-name="P11">ssh</text:p>
      <text:p text:style-name="P11">secure shell</text:p>
      <text:p text:style-name="P11"/>
      <text:p text:style-name="P17">when you run the sh file from its location do it like <text:span text:style-name="T7">./</text:span>.sh file name</text:p>
      <text:p text:style-name="P17"/>
      <text:p text:style-name="P17"/>
      <text:p text:style-name="P20">Data Node: </text:p>
      <text:p text:style-name="P22">Copied from wiki</text:p>
      <text:p text:style-name="P20">A <text:span text:style-name="T4">DataNode</text:span> stores data in the [HadoopFileSystem]. A functional filesystem has more than one <text:span text:style-name="T4">DataNode</text:span>, with data replicated across them. On startup, a <text:span text:style-name="T4">DataNode</text:span> connects to the NameNode; spinning until that service comes up. It then responds to requests from the NameNode for filesystem operations.</text:p>
      <text:p text:style-name="P20"/>
      <text:p text:style-name="P20">Name Node:</text:p>
      <text:p text:style-name="P17"/>
      <text:p text:style-name="P21">HDFS is storage</text:p>
      <text:p text:style-name="P21">yarn is processor <text:span text:style-name="T8">or an engine</text:span></text:p>
      <text:p text:style-name="P21"/>
      <text:p text:style-name="P23">Sqoop – Moves the data from ANY SQL DATABASE TO DATA FILES</text:p>
      <text:p text:style-name="P23"/>
      <text:p text:style-name="P24">External Tables Oracle Concept <text:span text:style-name="T9">where the file is imported into a table for reading. You dont need to have predefined tables for it.</text:span></text:p>
      <text:p text:style-name="P24"/>
      <text:p text:style-name="P10">Processing</text:p>
      <text:p text:style-name="P25"/>
      <text:p text:style-name="P27"><text:span text:style-name="T13">Calculating, </text:span>Filtering, <text:span text:style-name="T11">Mapping</text:span> - Mapper</text:p>
      <text:p text:style-name="P49">Combiner - </text:p>
      <text:p text:style-name="P28">Shufflin<text:span text:style-name="T12">g – Moving the data around nodes (Data hashed and moved across)</text:span></text:p>
      <text:p text:style-name="P26">Joining <text:span text:style-name="T10">Grouping </text:span>Sorting – Reducers <text:span text:style-name="T14">(Memory Intensive)</text:span></text:p>
      <text:p text:style-name="P47"><text:soft-page-break/>Shufflers makes sure </text:p>
      <text:p text:style-name="P48"/>
      <text:p text:style-name="P29">You can change the shufflelers by replacing the DefaultShufflers to Custom Shufflers.</text:p>
      <text:p text:style-name="P29"/>
      <text:p text:style-name="P34">PROGRAMS THAT SHOULD BE RUNNING:</text:p>
      <text:list xml:id="list4201449882838804309" text:style-name="L2">
        <text:list-item>
          <text:p text:style-name="P101">ResourceManager</text:p>
        </text:list-item>
        <text:list-item>
          <text:p text:style-name="P101">SecondaryNameNode</text:p>
        </text:list-item>
        <text:list-item>
          <text:p text:style-name="P101">Jps</text:p>
        </text:list-item>
        <text:list-item>
          <text:p text:style-name="P101">NameNode</text:p>
        </text:list-item>
        <text:list-item>
          <text:p text:style-name="P101">DataNode</text:p>
        </text:list-item>
      </text:list>
      <text:p text:style-name="P29"/>
      <text:p text:style-name="P30">TOOL DOES THE JOB FOR US… NO NEED TO WRITE JAVA CODE</text:p>
      <text:p text:style-name="P30">Spark</text:p>
      <text:p text:style-name="P30"/>
      <text:p text:style-name="P36">SHUT DOWN</text:p>
      <text:p text:style-name="P36">stop-dfs.sh</text:p>
      <text:p text:style-name="P36"/>
      <text:p text:style-name="P36"/>
      <text:p text:style-name="P38">DAY 2</text:p>
      <text:p text:style-name="P37"/>
      <text:p text:style-name="P39">Hive:</text:p>
      <text:p text:style-name="P59">Big Data Technology where you can fetch and write the data using SQL.</text:p>
      <text:p text:style-name="P64">When invalid format is present on the file then it inserts NULL value in the table <text:span text:style-name="T21">but doesnt give you any error</text:span>.</text:p>
      <text:p text:style-name="P64"/>
      <text:p text:style-name="P64">//<text:span text:style-name="T27">You can change the default execution Engine by following command. You dont need to run this command by default</text:span></text:p>
      <text:p text:style-name="P44">set hive.execution.engine=mr;</text:p>
      <text:p text:style-name="P44"/>
      <text:p text:style-name="P45">Storage Engine can be configured as well in cassandra or mongo.</text:p>
      <text:p text:style-name="P64"/>
      <text:p text:style-name="P82"><text:span text:style-name="T23">Create table using </text:span>INSERT Script: <text:span text:style-name="T22">Can be used to import sensible data again for example create table MakesSense values select from tableWithNUll values.</text:span></text:p>
      <text:p text:style-name="P64"/>
      <text:p text:style-name="P66">Put files here and then when you query the query reads these files.</text:p>
      <text:p text:style-name="P67">Copy whatever files you want to load in hive using following command</text:p>
      <text:p text:style-name="P42">hadoop fs -put kahipan.txt /user/hive/warehouse/people</text:p>
      <text:p text:style-name="P69"><text:span text:style-name="T5">dfs</text:span> command runs withing hive shell.</text:p>
      <text:p text:style-name="P69"/>
      <text:p text:style-name="P55">/<text:span text:style-name="T20">user/hive/warehouse/people</text:span></text:p>
      <text:p text:style-name="P54"/>
      <text:p text:style-name="P70">Within shell you can copy the file using following command. So when the table structure is defined in mysql will have the location details.</text:p>
      <text:p text:style-name="P70"/>
      <text:p text:style-name="P43"><text:soft-page-break/>LOAD DATA LOCAL INPATH '/examples/northwind/CSV/regions' overwrite into table regions;</text:p>
      <text:p text:style-name="P54"/>
      <text:p text:style-name="P54"/>
      <text:p text:style-name="P41">ANIKET NOTES ON HIVE: </text:p>
      <text:list xml:id="list3816356416027252383" text:style-name="L3">
        <text:list-item>
          <text:p text:style-name="P102">Query is submitted to hive.</text:p>
        </text:list-item>
        <text:list-item>
          <text:p text:style-name="P103">Hive internally connects to DB to fetch the metadata.</text:p>
        </text:list-item>
        <text:list-item>
          <text:p text:style-name="P104">This metadata contains instructions to read the hdfs file and parse it.</text:p>
        </text:list-item>
        <text:list-item>
          <text:p text:style-name="P102">Hive wraps the query in java code.</text:p>
        </text:list-item>
        <text:list-item>
          <text:p text:style-name="P102">The jar is submitted to name node.</text:p>
        </text:list-item>
      </text:list>
      <text:p text:style-name="P65"/>
      <text:p text:style-name="P68"/>
      <text:p text:style-name="P80">When asked about how to configure base file path for hive from where it would read the files.</text:p>
      <text:p text:style-name="P77">Managed table</text:p>
      <text:p text:style-name="P78">External Table</text:p>
      <text:p text:style-name="P78"/>
      <text:p text:style-name="P79">Metastore</text:p>
      <text:p text:style-name="P79">show tables;</text:p>
      <text:p text:style-name="P53"/>
      <text:p text:style-name="P132">explode – When you have a list of values <text:span text:style-name="T40">mapped against a single record.</text:span></text:p>
      <text:p text:style-name="P132"/>
      <text:p text:style-name="P81">When you create a table in hive shell, it updates the merastore underlying and updates the sql.</text:p>
      <text:p text:style-name="P52"/>
      <text:p text:style-name="P52"/>
      <text:p text:style-name="P52">TO setup the database</text:p>
      <text:p text:style-name="P52">root@bigdata:/scripts# init-schema-mysql.sh </text:p>
      <text:p text:style-name="P52">mysql</text:p>
      <text:p text:style-name="P52">SHOW DATABASES;</text:p>
      <text:p text:style-name="P52"/>
      <text:p text:style-name="P56">NORTHWIND Database is an online</text:p>
      <text:p text:style-name="P57"><text:a xlink:type="simple" xlink:href="https://github.com/joegagliardo/bigdata-docker" text:style-name="Internet_20_link" text:visited-style-name="Visited_20_Internet_20_Link">https://github.com/joegagliardo/bigdata-docker</text:a></text:p>
      <text:p text:style-name="P57"/>
      <text:p text:style-name="P58">hive</text:p>
      <text:p text:style-name="P58">show tables;</text:p>
      <text:p text:style-name="P99"><text:tab/> when used in the query gives you the file from which the data is read.</text:p>
      <text:p text:style-name="P98">Following command creates a table and populates the data from CSV file. <text:span text:style-name="T17">Note that this is not a table but an illusion of table which you can query using sql but it is not a table.</text:span></text:p>
      <text:p text:style-name="P145">CREATE EXTERNAL TABLE Regions(</text:p>
      <text:p text:style-name="P145">RegionID int,</text:p>
      <text:p text:style-name="P145">RegionName string)</text:p>
      <text:p text:style-name="P145">ROW FORMAT DELIMITED FIELDS TERMINATED BY ','</text:p>
      <text:p text:style-name="P145"><text:soft-page-break/>LOCATION '/northwind/regions';</text:p>
      <text:p text:style-name="P57"/>
      <text:p text:style-name="P61">This creates a structure where the data is separated by tabs.</text:p>
      <text:p text:style-name="P60">create table People(id int, firstname string, lastname string) <text:span text:style-name="T19">ROW FORMAT DELIMITED FIELDS TERMINATED BY '</text:span><text:span text:style-name="T18">\t</text:span><text:span text:style-name="T19">'</text:span></text:p>
      <text:p text:style-name="P37"/>
      <text:p text:style-name="P37"/>
      <text:p text:style-name="P83">AVRO Format:</text:p>
      <text:p text:style-name="P84">create table people_avro(id int, first string) <text:span text:style-name="T5">stored as avro;</text:span></text:p>
      <text:p text:style-name="P85"><text:span text:style-name="T5">create table people_avro(id int, first string) stored as </text:span><text:span text:style-name="T6">textfile</text:span>;</text:p>
      <text:p text:style-name="P105">create table people_avro(id int, first string) </text:p>
      <text:p text:style-name="P106">ROW FORMAT SERDE ‘classname’</text:p>
      <text:p text:style-name="P85"><text:span text:style-name="T5">stored as </text:span><text:span text:style-name="T6">textfile</text:span>;</text:p>
      <text:p text:style-name="P89"/>
      <text:p text:style-name="P90">In order to make custom SERDE work you <text:span text:style-name="T25">must</text:span> add the jar file to path…</text:p>
      <text:p text:style-name="P90"/>
      <text:p text:style-name="P89">ADD JAR /usr/local/hive/hcatalog/share/hcatalog/hive-hcatalog-core.jar;</text:p>
      <text:p text:style-name="P88"/>
      <text:p text:style-name="P88">CREATE TABLE territories(</text:p>
      <text:p text:style-name="P88"><text:s text:c="5"/>TerritoryID string,</text:p>
      <text:p text:style-name="P88"><text:s text:c="5"/>TerritoryName string,</text:p>
      <text:p text:style-name="P88"><text:s text:c="5"/>RegionID int)</text:p>
      <text:p text:style-name="P88"><text:s text:c="5"/>ROW FORMAT SERDE 'org.apache.hive.hcatalog.data.JsonSerDe'</text:p>
      <text:p text:style-name="P88"><text:s text:c="5"/>STORED AS TEXTFILE</text:p>
      <text:p text:style-name="P88"><text:s text:c="5"/>LOCATION '/territories';</text:p>
      <text:p text:style-name="P88"/>
      <text:p text:style-name="P97">Function name <text:span text:style-name="T31">used in sql </text:span>may be case sensitive</text:p>
      <text:p text:style-name="P88"/>
      <text:p text:style-name="P96">Performance Improvements Hive</text:p>
      <text:list xml:id="list595951093979483987" text:style-name="L4">
        <text:list-item>
          <text:p text:style-name="P108">Partitioning Based on Some Properties</text:p>
        </text:list-item>
        <text:list-item>
          <text:p text:style-name="P108">Use Buckets <text:span text:style-name="T30">to store the data</text:span></text:p>
        </text:list-item>
      </text:list>
      <text:p text:style-name="P86"/>
      <text:p text:style-name="P35">Questions: </text:p>
      <text:p text:style-name="P31">Replicating the data across nodes?</text:p>
      <text:p text:style-name="P31">Processing based on worked threads?</text:p>
      <text:p text:style-name="P62">How long is this suppose to take <text:span text:style-name="T15">Mapping/Reducing/Shuffling</text:span>??</text:p>
      <text:p text:style-name="P76">Hive see metadata for a table definition?</text:p>
      <text:p text:style-name="P92"><text:tab/>Go to mysql and connect the the metaphore</text:p>
      <text:p text:style-name="P62"/>
      <text:p text:style-name="P40">Unix Commands</text:p>
      <text:p text:style-name="P61">nano to create a file<text:tab/>.</text:p>
      <text:p text:style-name="P63">cat to read the file</text:p>
      <text:p text:style-name="P87">less – to see content of the file<text:tab/></text:p>
      <text:p text:style-name="P91">ged<text:span text:style-name="T26">i</text:span>t – Ubuntu Notepad</text:p>
      <text:p text:style-name="P91"><text:soft-page-break/></text:p>
      <text:p text:style-name="P46">Cassandra</text:p>
      <text:p text:style-name="P93"><text:span text:style-name="T28">Doesn't</text:span> support group by query.</text:p>
      <text:p text:style-name="P94">Mongo</text:p>
      <text:p text:style-name="P94">Hbase</text:p>
      <text:p text:style-name="P94">Neo4j – <text:span text:style-name="T29">Graphical Data Structured</text:span></text:p>
      <text:p text:style-name="P94"/>
      <text:p text:style-name="P110">DAY 3</text:p>
      <text:p text:style-name="P107">PIG</text:p>
      <text:p text:style-name="P111"/>
      <text:p text:style-name="P134">PIG for ETL</text:p>
      <text:p text:style-name="P134">Qualitative analytical – Use <text:span text:style-name="T41">Hive</text:span></text:p>
      <text:p text:style-name="P111">PIG Doesnt use Meta Store</text:p>
      <text:p text:style-name="P118">Function names are case Sensitive</text:p>
      <text:p text:style-name="P135">JsonLoader() <text:span text:style-name="T42">to load Json Data</text:span></text:p>
      <text:p text:style-name="P135"/>
      <text:p text:style-name="P136">load ‘filepath’ using JsonLoader()</text:p>
      <text:p text:style-name="P136"/>
      <text:p text:style-name="P137">In PIG you can simply keep creating the new records based on previous.<text:span text:style-name="T43">d</text:span></text:p>
      <text:p text:style-name="P135"/>
      <text:p text:style-name="P133">Store and Load//Classes in Pig like SerDe</text:p>
      <text:p text:style-name="P112"/>
      <text:p text:style-name="P113">Commands</text:p>
      <text:p text:style-name="P120">pig -x local – <text:span text:style-name="T34">TO get inside pig shell</text:span></text:p>
      <text:p text:style-name="P114">regions = load ‘region.csv’ using PigStorage(‘,)</text:p>
      <text:p text:style-name="P115">regions<text:span text:style-name="T32">2</text:span> = <text:span text:style-name="T32">foreach regions generate UPPER($0, )</text:span></text:p>
      <text:p text:style-name="P116">regions = load ‘region.csv’ using PigStorage(‘,) <text:span text:style-name="T33">as (id,name)//Gives column name to data</text:span></text:p>
      <text:p text:style-name="P117">regions = load ‘region.csv’ using PigStorage(‘,) <text:span text:style-name="T33">as (id:int,name:chararray)//Giving the datatype</text:span></text:p>
      <text:p text:style-name="P122">t1 = load 'territories.<text:span text:style-name="T35">t</text:span>sv' using PigStorage('\t') as (territoryId:int, name:chararray, regionId:int);</text:p>
      <text:p text:style-name="P112">dump regions</text:p>
      <text:p text:style-name="P119">describe regions//describes regions</text:p>
      <text:p text:style-name="P127">foreach</text:p>
      <text:p text:style-name="P138">join</text:p>
      <text:p text:style-name="P139">Flattenning is <text:span text:style-name="T45">a concept</text:span>similar to explode or collapsing</text:p>
      <text:p text:style-name="P127">filter <text:span text:style-name="T44">RECORD by name == ‘Rakesh’</text:span></text:p>
      <text:p text:style-name="P127"><text:span text:style-name="T38">t3 = </text:span>filter t2 by <text:s/><text:span text:style-name="T37">territoryId </text:span>== 1;</text:p>
      <text:p text:style-name="P131">group (grouping <text:s/>by some field)</text:p>
      <text:p text:style-name="P128">store //You can store the output to any file using store command. <text:span text:style-name="T39">You can give separator as well to separate the data.<text:tab/></text:span></text:p>
      <text:p text:style-name="P123">You can save a script in file and then you can run it as follwos:</text:p>
      <text:p text:style-name="P121">pig -x local -<text:span text:style-name="T36">f scirpt path</text:span></text:p>
      <text:p text:style-name="P121"/>
      <text:p text:style-name="P129">You can run the pig without local for that you would need hdfs running.</text:p>
      <text:p text:style-name="P129">You can you pig -f filepath command to get this done.</text:p>
      <text:p text:style-name="P129"/>
      <text:p text:style-name="P130"><text:soft-page-break/>In Pig {} is not a map/dictionary but a bag of tuples. </text:p>
      <text:p text:style-name="P127"/>
      <text:p text:style-name="P127"/>
      <text:p text:style-name="P121"/>
      <text:p text:style-name="P124">Script can look collection of statements</text:p>
      <text:p text:style-name="P125">------------------------------------------------------------------------------------------</text:p>
      <text:p text:style-name="P126">t1 = load 'territories.tsv' using PigStorage('\t') as (territoryId:int, name:chararray, regionId:int);</text:p>
      <text:p text:style-name="P126">t2 = foreach t1 generate UPPER(name);</text:p>
      <text:p text:style-name="P126">dump t2;</text:p>
      <text:p text:style-name="P124">------------------------------------------------------------------------------------------</text:p>
      <text:p text:style-name="P111"/>
      <text:p text:style-name="P140">SPARK</text:p>
      <text:p text:style-name="P110"/>
      <text:p text:style-name="P141">the main difference between Hadoop and Spark is that Hadoop spends good amount of time in reading the data <text:span text:style-name="T46">which is already split and writes it.</text:span></text:p>
      <text:p text:style-name="P142">Spark keeps it in Memory.</text:p>
      <text:p text:style-name="P143">Spark might be more resource <text:span text:style-name="T47">intensive</text:span> and <text:span text:style-name="T48">may need </text:span>more node <text:span text:style-name="T48">but can process faster</text:span>.</text:p>
      <text:p text:style-name="P143"/>
      <text:p text:style-name="P144">Start python by running python then paste following as it is and press enter</text:p>
      <text:p text:style-name="P144">--------------------------------------------------------------</text:p>
      <text:p text:style-name="P144">import platform</text:p>
      <text:p text:style-name="P144">import findspark</text:p>
      <text:p text:style-name="P144">findspark.init()</text:p>
      <text:p text:style-name="P144">from pyspark import SparkConf, SparkContext</text:p>
      <text:p text:style-name="P144">from pyspark.sql import SQLContext</text:p>
      <text:p text:style-name="P144">from pyspark.sql.types import *</text:p>
      <text:p text:style-name="P144">conf = SparkConf().setAppName("spark-text").setMaster("local")</text:p>
      <text:p text:style-name="P144">sc = SparkContext(conf=conf)</text:p>
      <text:p text:style-name="P144">spark = SQLContext(sc)</text:p>
      <text:p text:style-name="P144">sc.setLogLevel("ERROR")</text:p>
      <text:p text:style-name="P144">--------------------------------------------------------------</text:p>
      <text:p text:style-name="P144">This will set up your environment. All the other examples on Internet start after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fo:break-before="pag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 draw:fill-image-width="0in" draw:fill-image-height="0in"/>
      </style:footer-style>
    </style:page-layout>
  </office:automatic-styles>
  <office:master-styles>
    <style:master-page style:name="Standard" style:page-layout-name="Mpm1">
      <style:header>
        <text:p text:style-name="Header"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4:29:02.465558048</meta:creation-date>
    <dc:date>2017-11-15T15:35:19.735657667</dc:date>
    <meta:editing-duration>PT16H58M29S</meta:editing-duration>
    <meta:editing-cycles>212</meta:editing-cycles>
    <meta:generator>LibreOffice/5.1.6.2$Linux_X86_64 LibreOffice_project/10m0$Build-2</meta:generator>
    <meta:document-statistic meta:table-count="0" meta:image-count="0" meta:object-count="0" meta:page-count="7" meta:paragraph-count="203" meta:word-count="1300" meta:character-count="8706" meta:non-whitespace-character-count="7549"/>
  </office:meta>
</office:document-meta>
</file>